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Хаб отправляет пакуеты во все порты кроме входящего</text:p>
      <text:p text:style-name="Standard">Свитч только в определенный порт, при помощи таблицы МАС-адесов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4T17:22:54.418000000</meta:creation-date>
    <dc:date>2023-04-14T17:23:37.018000000</dc:date>
    <meta:editing-duration>PT42S</meta:editing-duration>
    <meta:editing-cycles>2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2" meta:word-count="17" meta:character-count="114" meta:non-whitespace-character-count="99"/>
  </office:meta>
</office:document-meta>
</file>